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8d90" officeooo:paragraph-rsid="000b8d90"/>
    </style:style>
    <style:style style:name="P2" style:family="paragraph" style:parent-style-name="Standard">
      <style:text-properties fo:font-size="14pt" style:text-underline-style="solid" style:text-underline-width="auto" style:text-underline-color="font-color" fo:font-weight="bold" officeooo:rsid="000c57ba" officeooo:paragraph-rsid="000c57ba"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officeooo:rsid="003fc659" officeooo:paragraph-rsid="003fc659"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officeooo:rsid="003c25bd" officeooo:paragraph-rsid="003fc659" style:font-size-asian="14pt" style:font-size-complex="14pt"/>
    </style:style>
    <style:style style:name="P5" style:family="paragraph" style:parent-style-name="Standard">
      <style:paragraph-properties fo:text-align="start" style:justify-single-word="false"/>
      <style:text-properties style:use-window-font-color="true" style:text-position="0% 100%" fo:font-size="14pt" style:text-underline-style="none" fo:font-weight="normal" officeooo:rsid="0019d3ba" officeooo:paragraph-rsid="0019d3ba" style:font-size-asian="14pt" style:font-weight-asian="normal" style:font-size-complex="14pt" style:font-weight-complex="normal"/>
    </style:style>
    <style:style style:name="P6" style:family="paragraph" style:parent-style-name="Standard">
      <style:paragraph-properties fo:text-align="start" style:justify-single-word="false"/>
      <style:text-properties style:use-window-font-color="true" style:text-position="0% 100%" fo:font-size="14pt" style:text-underline-style="none" fo:font-weight="normal" officeooo:rsid="000c57ba" officeooo:paragraph-rsid="001c4fda"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use-window-font-color="true" style:text-position="0% 100%" fo:font-size="14pt" style:text-underline-style="solid" style:text-underline-width="auto" style:text-underline-color="font-color" fo:font-weight="bold" officeooo:rsid="000c57ba" officeooo:paragraph-rsid="001c4fda" style:font-size-asian="12.25pt" style:font-weight-asian="bold" style:font-size-complex="14pt" style:font-weight-complex="bold"/>
    </style:style>
    <style:style style:name="P8" style:family="paragraph" style:parent-style-name="Standard">
      <style:paragraph-properties fo:text-align="start" style:justify-single-word="false"/>
      <style:text-properties style:use-window-font-color="true" style:text-position="0% 100%" style:font-name="Liberation Serif1" fo:font-size="14pt" style:text-underline-style="none" fo:font-weight="normal" officeooo:rsid="002d57e2" officeooo:paragraph-rsid="002d57e2" style:font-name-asian="Liberation Serif1" style:font-size-asian="12.25pt" style:font-weight-asian="normal" style:font-name-complex="Liberation Serif1" style:font-size-complex="14pt" style:font-weight-complex="normal"/>
    </style:style>
    <style:style style:name="P9" style:family="paragraph" style:parent-style-name="Standard">
      <style:paragraph-properties fo:text-align="start" style:justify-single-word="false"/>
      <style:text-properties style:use-window-font-color="true" style:text-position="0% 100%" style:font-name="Liberation Serif1" fo:font-size="14pt" style:text-underline-style="none" fo:font-weight="normal" officeooo:rsid="002ed886" officeooo:paragraph-rsid="002ed886" style:font-name-asian="Liberation Serif1" style:font-size-asian="12.25pt" style:font-weight-asian="normal" style:font-name-complex="Liberation Serif1" style:font-size-complex="14pt" style:font-weight-complex="normal"/>
    </style:style>
    <style:style style:name="P10" style:family="paragraph" style:parent-style-name="Standard">
      <style:paragraph-properties fo:text-align="start" style:justify-single-word="false"/>
      <style:text-properties style:use-window-font-color="true" style:text-position="0% 100%" style:font-name="Liberation Serif1" fo:font-size="14pt" style:text-underline-style="solid" style:text-underline-width="auto" style:text-underline-color="font-color" fo:font-weight="bold" officeooo:rsid="002ed886" officeooo:paragraph-rsid="002ed886" style:font-name-asian="Liberation Serif1" style:font-size-asian="12.25pt" style:font-weight-asian="bold" style:font-name-complex="Liberation Serif1" style:font-size-complex="14pt" style:font-weight-complex="bold"/>
    </style:style>
    <style:style style:name="P11" style:family="paragraph" style:parent-style-name="Standard">
      <style:paragraph-properties fo:text-align="start" style:justify-single-word="false"/>
      <style:text-properties style:text-line-through-style="none" style:text-line-through-type="none" fo:font-size="14pt" officeooo:rsid="003e34f8" officeooo:paragraph-rsid="003e34f8" style:font-size-asian="14pt" style:font-size-complex="14pt"/>
    </style:style>
    <style:style style:name="P12" style:family="paragraph" style:parent-style-name="Standard" style:list-style-name="L1">
      <style:text-properties officeooo:paragraph-rsid="000b8d90"/>
    </style:style>
    <style:style style:name="P13" style:family="paragraph" style:parent-style-name="Standard" style:list-style-name="L1">
      <style:text-properties fo:font-size="14pt" officeooo:rsid="000b8d90" officeooo:paragraph-rsid="000b8d90" style:font-size-asian="14pt" style:font-size-complex="14pt"/>
    </style:style>
    <style:style style:name="P14" style:family="paragraph" style:parent-style-name="Standard" style:list-style-name="L3">
      <style:paragraph-properties fo:text-align="start" style:justify-single-word="false"/>
      <style:text-properties fo:font-size="14pt" officeooo:rsid="003751ca" officeooo:paragraph-rsid="003751ca" style:font-size-asian="14pt" style:font-size-complex="14pt"/>
    </style:style>
    <style:style style:name="P15" style:family="paragraph" style:parent-style-name="Standard" style:list-style-name="L3">
      <style:paragraph-properties fo:text-align="start" style:justify-single-word="false"/>
      <style:text-properties fo:font-size="14pt" officeooo:rsid="003af35b" officeooo:paragraph-rsid="003af35b" style:font-size-asian="14pt" style:font-size-complex="14pt"/>
    </style:style>
    <style:style style:name="P16" style:family="paragraph" style:parent-style-name="Standard" style:list-style-name="L3">
      <style:paragraph-properties fo:text-align="start" style:justify-single-word="false"/>
      <style:text-properties fo:font-size="14pt" officeooo:rsid="003c25bd" officeooo:paragraph-rsid="003c25bd" style:font-size-asian="14pt" style:font-size-complex="14pt"/>
    </style:style>
    <style:style style:name="P17" style:family="paragraph" style:parent-style-name="Standard" style:list-style-name="L1">
      <style:text-properties fo:font-size="14pt" style:text-underline-style="none" fo:font-weight="normal" officeooo:rsid="000eded2" officeooo:paragraph-rsid="000eded2" style:font-size-asian="14pt" style:font-weight-asian="normal" style:font-size-complex="14pt" style:font-weight-complex="normal"/>
    </style:style>
    <style:style style:name="P18" style:family="paragraph" style:parent-style-name="Standard" style:list-style-name="L1">
      <style:text-properties officeooo:rsid="000c57ba" officeooo:paragraph-rsid="000c57ba"/>
    </style:style>
    <style:style style:name="P19" style:family="paragraph" style:parent-style-name="Standard" style:list-style-name="L1">
      <style:text-properties fo:color="#ff0000" fo:font-size="14pt" style:text-underline-style="none" fo:font-weight="normal" officeooo:rsid="000b8d90" officeooo:paragraph-rsid="000f7fe8" style:font-size-asian="14pt" style:font-weight-asian="normal" style:font-size-complex="14pt" style:font-weight-complex="normal"/>
    </style:style>
    <style:style style:name="P20" style:family="paragraph" style:parent-style-name="Standard" style:list-style-name="L1">
      <style:text-properties fo:color="#ff0000" fo:font-size="14pt" style:text-underline-style="none" fo:font-weight="normal" officeooo:rsid="000d7616" officeooo:paragraph-rsid="000d7616" style:font-size-asian="14pt" style:font-weight-asian="normal" style:font-size-complex="14pt" style:font-weight-complex="normal"/>
    </style:style>
    <style:style style:name="P21" style:family="paragraph" style:parent-style-name="Standard" style:list-style-name="L1">
      <style:text-properties style:text-underline-style="solid" style:text-underline-width="auto" style:text-underline-color="font-color" officeooo:rsid="000f7fe8" officeooo:paragraph-rsid="000f7fe8"/>
    </style:style>
    <style:style style:name="P22" style:family="paragraph" style:parent-style-name="Standard" style:list-style-name="L1">
      <style:text-properties style:text-underline-style="solid" style:text-underline-width="auto" style:text-underline-color="font-color" officeooo:rsid="001094e7" officeooo:paragraph-rsid="001094e7"/>
    </style:style>
    <style:style style:name="P23" style:family="paragraph" style:parent-style-name="Standard" style:list-style-name="L1">
      <style:text-properties style:text-underline-style="solid" style:text-underline-width="auto" style:text-underline-color="font-color" officeooo:rsid="00158a05" officeooo:paragraph-rsid="00158a05"/>
    </style:style>
    <style:style style:name="P24" style:family="paragraph" style:parent-style-name="Standard" style:list-style-name="L1">
      <style:text-properties style:text-position="0% 100%" fo:font-size="14pt" style:text-underline-style="none" fo:font-weight="normal" officeooo:rsid="001094e7" officeooo:paragraph-rsid="001094e7" style:font-size-asian="14pt" style:font-weight-asian="normal" style:font-size-complex="14pt" style:font-weight-complex="normal"/>
    </style:style>
    <style:style style:name="P25" style:family="paragraph" style:parent-style-name="Standard" style:list-style-name="L1">
      <style:text-properties style:text-position="0% 100%" fo:font-size="14pt" style:text-underline-style="none" fo:font-weight="normal" officeooo:rsid="00125e34" officeooo:paragraph-rsid="00125e34" style:font-size-asian="14pt" style:font-weight-asian="normal" style:font-size-complex="14pt" style:font-weight-complex="normal"/>
    </style:style>
    <style:style style:name="P26" style:family="paragraph" style:parent-style-name="Standard" style:list-style-name="L1">
      <style:text-properties style:text-position="0% 100%" fo:font-size="14pt" style:text-underline-style="none" fo:font-weight="normal" officeooo:rsid="0013a815" officeooo:paragraph-rsid="0013a815" style:font-size-asian="14pt" style:font-weight-asian="normal" style:font-size-complex="14pt" style:font-weight-complex="normal"/>
    </style:style>
    <style:style style:name="P27" style:family="paragraph" style:parent-style-name="Standard" style:list-style-name="L1">
      <style:text-properties style:text-position="0% 100%" fo:font-size="14pt" style:text-underline-style="none" fo:font-weight="normal" officeooo:rsid="001523b1" officeooo:paragraph-rsid="001523b1" style:font-size-asian="14pt" style:font-weight-asian="normal" style:font-size-complex="14pt" style:font-weight-complex="normal"/>
    </style:style>
    <style:style style:name="P28" style:family="paragraph" style:parent-style-name="Standard" style:list-style-name="L1">
      <style:text-properties style:text-position="0% 100%" fo:font-size="14pt" style:text-underline-style="none" fo:font-weight="normal" officeooo:rsid="00158a05" officeooo:paragraph-rsid="00158a05" style:font-size-asian="14pt" style:font-weight-asian="normal" style:font-size-complex="14pt" style:font-weight-complex="normal"/>
    </style:style>
    <style:style style:name="P29" style:family="paragraph" style:parent-style-name="Standard" style:list-style-name="L1">
      <style:paragraph-properties fo:text-align="start" style:justify-single-word="false"/>
      <style:text-properties style:text-position="0% 100%" fo:font-size="14pt" style:text-underline-style="solid" style:text-underline-width="auto" style:text-underline-color="font-color" fo:font-weight="normal" officeooo:rsid="0018a8f1" officeooo:paragraph-rsid="00198f4a" style:font-size-asian="14pt" style:font-weight-asian="normal" style:font-size-complex="14pt" style:font-weight-complex="normal"/>
    </style:style>
    <style:style style:name="P30" style:family="paragraph" style:parent-style-name="Standard" style:list-style-name="L1">
      <style:paragraph-properties fo:text-align="start" style:justify-single-word="false"/>
      <style:text-properties style:use-window-font-color="true" style:text-position="0% 100%" fo:font-size="14pt" style:text-underline-style="none" fo:font-weight="normal" officeooo:rsid="0019d3ba" officeooo:paragraph-rsid="0019d3ba" style:font-size-asian="14pt" style:font-weight-asian="normal" style:font-size-complex="14pt" style:font-weight-complex="normal"/>
    </style:style>
    <style:style style:name="P31" style:family="paragraph" style:parent-style-name="Standard" style:list-style-name="L2">
      <style:paragraph-properties fo:text-align="start" style:justify-single-word="false"/>
      <style:text-properties style:use-window-font-color="true" style:text-position="0% 100%" fo:font-size="14pt" style:text-underline-style="none" fo:font-weight="normal" officeooo:rsid="001c4fda" officeooo:paragraph-rsid="001c4fda" style:font-size-asian="12.25pt" style:font-weight-asian="normal" style:font-size-complex="14pt" style:font-weight-complex="normal"/>
    </style:style>
    <style:style style:name="P32" style:family="paragraph" style:parent-style-name="Standard" style:list-style-name="L2">
      <style:paragraph-properties fo:text-align="start" style:justify-single-word="false"/>
      <style:text-properties style:use-window-font-color="true" style:text-position="0% 100%" fo:font-size="14pt" style:text-underline-style="none" fo:font-weight="normal" officeooo:rsid="001c4fda" officeooo:paragraph-rsid="001cf62b" style:font-size-asian="12.25pt" style:font-weight-asian="normal" style:font-size-complex="14pt" style:font-weight-complex="normal"/>
    </style:style>
    <style:style style:name="P33" style:family="paragraph" style:parent-style-name="Standard" style:list-style-name="L2">
      <style:paragraph-properties fo:text-align="start" style:justify-single-word="false"/>
      <style:text-properties style:use-window-font-color="true" style:text-position="0% 100%" fo:font-size="14pt" style:text-underline-style="none" fo:font-weight="normal" officeooo:rsid="001cf62b" officeooo:paragraph-rsid="001cf62b" style:font-size-asian="12.25pt" style:font-weight-asian="normal" style:font-size-complex="14pt" style:font-weight-complex="normal"/>
    </style:style>
    <style:style style:name="P34" style:family="paragraph" style:parent-style-name="Standard" style:list-style-name="L2">
      <style:paragraph-properties fo:text-align="start" style:justify-single-word="false"/>
      <style:text-properties style:use-window-font-color="true" style:text-position="0% 100%" fo:font-size="14pt" style:text-underline-style="none" fo:font-weight="normal" officeooo:rsid="001ed637" officeooo:paragraph-rsid="001ed637" style:font-size-asian="12.25pt" style:font-weight-asian="normal" style:font-size-complex="14pt" style:font-weight-complex="normal"/>
    </style:style>
    <style:style style:name="P35" style:family="paragraph" style:parent-style-name="Standard" style:list-style-name="L2">
      <style:paragraph-properties fo:text-align="start" style:justify-single-word="false"/>
      <style:text-properties style:use-window-font-color="true" style:text-position="0% 100%" fo:font-size="14pt" style:text-underline-style="solid" style:text-underline-width="auto" style:text-underline-color="font-color" fo:font-weight="bold" officeooo:rsid="001c4fda" officeooo:paragraph-rsid="001c4fda" style:font-size-asian="12.25pt" style:font-weight-asian="bold" style:font-size-complex="14pt" style:font-weight-complex="bold"/>
    </style:style>
    <style:style style:name="P36" style:family="paragraph" style:parent-style-name="Standard" style:list-style-name="L2">
      <style:paragraph-properties fo:text-align="start" style:justify-single-word="false"/>
      <style:text-properties style:use-window-font-color="true" style:text-position="0% 100%" fo:font-size="14pt" style:text-underline-style="solid" style:text-underline-width="auto" style:text-underline-color="font-color" fo:font-weight="bold" officeooo:rsid="001fd71b" officeooo:paragraph-rsid="001fd71b" style:font-size-asian="12.25pt" style:font-weight-asian="bold" style:font-size-complex="14pt" style:font-weight-complex="bold"/>
    </style:style>
    <style:style style:name="P37" style:family="paragraph" style:parent-style-name="Standard" style:list-style-name="L2">
      <style:paragraph-properties fo:text-align="start" style:justify-single-word="false"/>
      <style:text-properties style:use-window-font-color="true" style:text-position="0% 100%" fo:font-size="14pt" style:text-underline-style="solid" style:text-underline-width="auto" style:text-underline-color="font-color" fo:font-weight="bold" officeooo:rsid="002057ec" officeooo:paragraph-rsid="002057ec" style:font-size-asian="12.25pt" style:font-weight-asian="bold" style:font-size-complex="14pt" style:font-weight-complex="bold"/>
    </style:style>
    <style:style style:name="P38" style:family="paragraph" style:parent-style-name="Standard" style:list-style-name="L2">
      <style:paragraph-properties fo:text-align="start" style:justify-single-word="false"/>
      <style:text-properties style:use-window-font-color="true" style:text-position="0% 100%" style:font-name="Liberation Serif1" fo:font-size="14pt" style:text-underline-style="none" fo:font-weight="normal" officeooo:rsid="002057ec" officeooo:paragraph-rsid="002057ec" style:font-name-asian="Liberation Serif1" style:font-size-asian="12.25pt" style:font-weight-asian="normal" style:font-name-complex="Liberation Serif1" style:font-size-complex="14pt" style:font-weight-complex="normal"/>
    </style:style>
    <style:style style:name="P39" style:family="paragraph" style:parent-style-name="Standard" style:list-style-name="L2">
      <style:paragraph-properties fo:text-align="start" style:justify-single-word="false"/>
      <style:text-properties style:use-window-font-color="true" style:text-position="0% 100%" style:font-name="Liberation Serif1" fo:font-size="14pt" style:text-underline-style="none" fo:font-weight="normal" officeooo:rsid="00231328" officeooo:paragraph-rsid="00231328" style:font-name-asian="Liberation Serif1" style:font-size-asian="12.25pt" style:font-weight-asian="normal" style:font-name-complex="Liberation Serif1" style:font-size-complex="14pt" style:font-weight-complex="normal"/>
    </style:style>
    <style:style style:name="P40" style:family="paragraph" style:parent-style-name="Standard" style:list-style-name="L2">
      <style:paragraph-properties fo:text-align="start" style:justify-single-word="false"/>
      <style:text-properties style:use-window-font-color="true" style:text-position="0% 100%" style:font-name="Liberation Serif1" fo:font-size="14pt" style:text-underline-style="none" fo:font-weight="normal" officeooo:rsid="002225ee" officeooo:paragraph-rsid="002225ee" style:font-name-asian="Liberation Serif1" style:font-size-asian="12.25pt" style:font-weight-asian="normal" style:font-name-complex="Liberation Serif1" style:font-size-complex="14pt" style:font-weight-complex="normal"/>
    </style:style>
    <style:style style:name="P41" style:family="paragraph" style:parent-style-name="Standard" style:list-style-name="L2">
      <style:paragraph-properties fo:text-align="start" style:justify-single-word="false"/>
      <style:text-properties style:use-window-font-color="true" style:text-position="0% 100%" style:font-name="Liberation Serif1" fo:font-size="14pt" style:text-underline-style="none" fo:font-weight="normal" officeooo:rsid="00286bc1" officeooo:paragraph-rsid="00286bc1" style:font-name-asian="Liberation Serif1" style:font-size-asian="12.25pt" style:font-weight-asian="normal" style:font-name-complex="Liberation Serif1" style:font-size-complex="14pt" style:font-weight-complex="normal"/>
    </style:style>
    <style:style style:name="P42" style:family="paragraph" style:parent-style-name="Standard" style:list-style-name="L2">
      <style:paragraph-properties fo:text-align="start" style:justify-single-word="false"/>
      <style:text-properties style:use-window-font-color="true" style:text-position="0% 100%" style:font-name="Liberation Serif1" fo:font-size="14pt" style:text-underline-style="none" fo:font-weight="normal" officeooo:rsid="0028a0d4" officeooo:paragraph-rsid="0028a0d4" style:font-name-asian="Liberation Serif1" style:font-size-asian="12.25pt" style:font-weight-asian="normal" style:font-name-complex="Liberation Serif1" style:font-size-complex="14pt" style:font-weight-complex="normal"/>
    </style:style>
    <style:style style:name="P43" style:family="paragraph" style:parent-style-name="Standard" style:list-style-name="L2">
      <style:paragraph-properties fo:text-align="start" style:justify-single-word="false"/>
      <style:text-properties style:use-window-font-color="true" style:text-position="0% 100%" style:font-name="Liberation Serif1" fo:font-size="14pt" style:text-underline-style="none" fo:font-weight="normal" officeooo:rsid="0028d7d6" officeooo:paragraph-rsid="0028d7d6" style:font-name-asian="Liberation Serif1" style:font-size-asian="12.25pt" style:font-weight-asian="normal" style:font-name-complex="Liberation Serif1" style:font-size-complex="14pt" style:font-weight-complex="normal"/>
    </style:style>
    <style:style style:name="P44" style:family="paragraph" style:parent-style-name="Standard" style:list-style-name="L2">
      <style:paragraph-properties fo:text-align="start" style:justify-single-word="false"/>
      <style:text-properties style:use-window-font-color="true" style:text-position="0% 100%" style:font-name="Liberation Serif1" fo:font-size="14pt" style:text-underline-style="none" fo:font-weight="normal" officeooo:rsid="002acbf7" officeooo:paragraph-rsid="002acbf7" style:font-name-asian="Liberation Serif1" style:font-size-asian="12.25pt" style:font-weight-asian="normal" style:font-name-complex="Liberation Serif1" style:font-size-complex="14pt" style:font-weight-complex="normal"/>
    </style:style>
    <style:style style:name="P45" style:family="paragraph" style:parent-style-name="Standard" style:list-style-name="L3">
      <style:paragraph-properties fo:text-align="start" style:justify-single-word="false"/>
      <style:text-properties style:use-window-font-color="true" style:text-position="0% 100%" style:font-name="Liberation Serif1" fo:font-size="14pt" style:text-underline-style="none" fo:font-weight="normal" officeooo:rsid="002ed886" officeooo:paragraph-rsid="002ed886" style:font-name-asian="Liberation Serif1" style:font-size-asian="12.25pt" style:font-weight-asian="normal" style:font-name-complex="Liberation Serif1" style:font-size-complex="14pt" style:font-weight-complex="normal"/>
    </style:style>
    <style:style style:name="P46" style:family="paragraph" style:parent-style-name="Standard" style:list-style-name="L3">
      <style:paragraph-properties fo:text-align="start" style:justify-single-word="false"/>
      <style:text-properties style:use-window-font-color="true" style:text-position="0% 100%" style:font-name="Liberation Serif1" fo:font-size="14pt" style:text-underline-style="none" fo:font-weight="normal" officeooo:rsid="002f5c4c" officeooo:paragraph-rsid="002f5c4c" style:font-name-asian="Liberation Serif1" style:font-size-asian="12.25pt" style:font-weight-asian="normal" style:font-name-complex="Liberation Serif1" style:font-size-complex="14pt" style:font-weight-complex="normal"/>
    </style:style>
    <style:style style:name="P47" style:family="paragraph" style:parent-style-name="Standard" style:list-style-name="L3">
      <style:paragraph-properties fo:text-align="start" style:justify-single-word="false"/>
      <style:text-properties style:use-window-font-color="true" style:text-position="0% 100%" style:font-name="Liberation Serif1" fo:font-size="14pt" style:text-underline-style="none" fo:font-weight="normal" officeooo:rsid="0031a2cd" officeooo:paragraph-rsid="0031a2cd" style:font-name-asian="Liberation Serif1" style:font-size-asian="12.25pt" style:font-weight-asian="normal" style:font-name-complex="Liberation Serif1" style:font-size-complex="14pt" style:font-weight-complex="normal"/>
    </style:style>
    <style:style style:name="P48" style:family="paragraph" style:parent-style-name="Standard" style:list-style-name="L3">
      <style:paragraph-properties fo:text-align="start" style:justify-single-word="false"/>
      <style:text-properties style:use-window-font-color="true" style:text-position="0% 100%" style:font-name="Liberation Serif1" fo:font-size="14pt" style:text-underline-style="none" fo:font-weight="normal" officeooo:rsid="00332e6b" officeooo:paragraph-rsid="00332e6b" style:font-name-asian="Liberation Serif1" style:font-size-asian="14pt" style:font-weight-asian="normal" style:font-name-complex="Liberation Serif1" style:font-size-complex="14pt" style:font-weight-complex="normal"/>
    </style:style>
    <style:style style:name="P49" style:family="paragraph" style:parent-style-name="Standard" style:list-style-name="L3">
      <style:paragraph-properties fo:text-align="start" style:justify-single-word="false"/>
      <style:text-properties style:use-window-font-color="true" style:text-position="0% 100%" style:font-name="Liberation Serif1" fo:font-size="14pt" style:text-underline-style="solid" style:text-underline-width="auto" style:text-underline-color="font-color" fo:font-weight="bold" officeooo:rsid="002ed886" officeooo:paragraph-rsid="002ed886" style:font-name-asian="Liberation Serif1" style:font-size-asian="12.25pt" style:font-weight-asian="bold" style:font-name-complex="Liberation Serif1" style:font-size-complex="14pt" style:font-weight-complex="bold"/>
    </style:style>
    <style:style style:name="P50" style:family="paragraph" style:parent-style-name="Standard" style:list-style-name="L3">
      <style:paragraph-properties fo:text-align="start" style:justify-single-word="false"/>
      <style:text-properties style:text-line-through-style="none" style:text-line-through-type="none" fo:font-size="14pt" officeooo:rsid="003c25bd" officeooo:paragraph-rsid="003c25bd" style:font-size-asian="14pt" style:font-size-complex="14pt"/>
    </style:style>
    <style:style style:name="P51" style:family="paragraph" style:parent-style-name="Standard" style:list-style-name="L3">
      <style:paragraph-properties fo:text-align="start" style:justify-single-word="false"/>
      <style:text-properties style:text-line-through-style="none" style:text-line-through-type="none" fo:font-size="14pt" officeooo:rsid="003e34f8" officeooo:paragraph-rsid="003e34f8" style:font-size-asian="14pt" style:font-size-complex="14pt"/>
    </style:style>
    <style:style style:name="P52" style:family="paragraph" style:parent-style-name="Standard" style:list-style-name="L3">
      <style:paragraph-properties fo:text-align="start" style:justify-single-word="false"/>
      <style:text-properties style:text-line-through-style="none" style:text-line-through-type="none" fo:font-size="14pt" style:text-underline-style="none" fo:font-weight="normal" officeooo:rsid="0041f97b" officeooo:paragraph-rsid="0041f97b" style:font-size-asian="14pt" style:font-weight-asian="normal" style:font-size-complex="14pt" style:font-weight-complex="normal"/>
    </style:style>
    <style:style style:name="P53" style:family="paragraph" style:parent-style-name="Standard" style:list-style-name="L3">
      <style:paragraph-properties fo:text-align="start" style:justify-single-word="false"/>
      <style:text-properties style:text-line-through-style="none" style:text-line-through-type="none" fo:font-size="14pt" style:text-underline-style="none" fo:font-weight="normal" officeooo:rsid="004475fd" officeooo:paragraph-rsid="004475fd" style:font-size-asian="14pt" style:font-weight-asian="normal" style:font-size-complex="14pt" style:font-weight-complex="normal"/>
    </style:style>
    <style:style style:name="P54" style:family="paragraph" style:parent-style-name="Standard" style:list-style-name="L3">
      <style:paragraph-properties fo:text-align="start" style:justify-single-word="false"/>
      <style:text-properties style:text-line-through-style="none" style:text-line-through-type="none" fo:font-size="14pt" style:text-underline-style="none" fo:font-weight="normal" officeooo:rsid="0047d884" officeooo:paragraph-rsid="0047d884" style:font-size-asian="14pt" style:font-weight-asian="normal" style:font-size-complex="14pt" style:font-weight-complex="normal"/>
    </style:style>
    <style:style style:name="P55" style:family="paragraph" style:parent-style-name="Standard" style:list-style-name="L3">
      <style:paragraph-properties fo:text-align="start" style:justify-single-word="false"/>
      <style:text-properties style:text-line-through-style="none" style:text-line-through-type="none" fo:font-size="14pt" fo:font-style="normal" style:text-underline-style="none" fo:font-weight="normal" officeooo:rsid="0047d884" officeooo:paragraph-rsid="0047d884" style:font-size-asian="12.25pt" style:font-style-asian="normal" style:font-weight-asian="normal" style:font-size-complex="14pt" style:font-style-complex="normal" style:font-weight-complex="normal"/>
    </style:style>
    <style:style style:name="P56" style:family="paragraph" style:parent-style-name="Standard" style:list-style-name="L3">
      <style:paragraph-properties fo:text-align="start" style:justify-single-word="false"/>
      <style:text-properties style:text-line-through-style="none" style:text-line-through-type="none" fo:font-size="14pt" fo:font-style="normal" style:text-underline-style="none" fo:font-weight="normal" officeooo:rsid="004e9e00" officeooo:paragraph-rsid="004e9e00" style:font-size-asian="14pt" style:font-style-asian="normal" style:font-weight-asian="normal" style:font-size-complex="14pt" style:font-style-complex="normal" style:font-weight-complex="normal"/>
    </style:style>
    <style:style style:name="P57" style:family="paragraph" style:parent-style-name="Standard" style:list-style-name="L3">
      <style:paragraph-properties fo:text-align="start" style:justify-single-word="false"/>
      <style:text-properties style:text-line-through-style="none" style:text-line-through-type="none" fo:font-size="14pt" fo:font-style="normal" style:text-underline-style="none" fo:font-weight="normal" officeooo:rsid="00509711" officeooo:paragraph-rsid="00509711" style:font-size-asian="14pt" style:font-style-asian="normal" style:font-weight-asian="normal" style:font-size-complex="14pt" style:font-style-complex="normal" style:font-weight-complex="normal"/>
    </style:style>
    <style:style style:name="T1" style:family="text">
      <style:text-properties fo:font-size="14pt" style:font-size-asian="14pt" style:font-size-complex="14pt"/>
    </style:style>
    <style:style style:name="T2" style:family="text">
      <style:text-properties fo:font-size="14pt" officeooo:rsid="000b8d90" style:font-size-asian="14pt" style:font-size-complex="14pt"/>
    </style:style>
    <style:style style:name="T3" style:family="text">
      <style:text-properties fo:font-size="14pt" style:text-underline-style="none" fo:font-weight="normal" style:font-size-asian="14pt" style:font-weight-asian="normal" style:font-size-complex="14pt" style:font-weight-complex="normal"/>
    </style:style>
    <style:style style:name="T4" style:family="text">
      <style:text-properties style:text-position="super 58%"/>
    </style:style>
    <style:style style:name="T5" style:family="text">
      <style:text-properties style:text-position="super 58%" fo:font-size="14pt" officeooo:rsid="000b8d90" style:font-size-asian="14pt" style:font-size-complex="14pt"/>
    </style:style>
    <style:style style:name="T6" style:family="text">
      <style:text-properties style:text-position="super 58%" fo:font-size="14pt" style:text-underline-style="none" fo:font-weight="normal" style:font-size-asian="14pt" style:font-weight-asian="normal" style:font-size-complex="14pt" style:font-weight-complex="normal"/>
    </style:style>
    <style:style style:name="T7" style:family="text">
      <style:text-properties style:text-position="0% 100%" fo:font-size="14pt" style:text-underline-style="none" fo:font-weight="normal" style:font-size-asian="14pt" style:font-weight-asian="normal" style:font-size-complex="14pt" style:font-weight-complex="normal"/>
    </style:style>
    <style:style style:name="T8" style:family="text">
      <style:text-properties style:text-position="0% 100%" fo:font-size="14pt" style:text-underline-style="none" fo:font-weight="normal" officeooo:rsid="0016da22" style:font-size-asian="14pt" style:font-weight-asian="normal" style:font-size-complex="14pt" style:font-weight-complex="normal"/>
    </style:style>
    <style:style style:name="T9" style:family="text">
      <style:text-properties fo:font-size="18pt" style:font-size-asian="18pt" style:font-size-complex="18pt"/>
    </style:style>
    <style:style style:name="T10" style:family="text">
      <style:text-properties style:text-position="sub 58%" fo:font-size="14pt" style:text-underline-style="none" fo:font-weight="normal" style:font-size-asian="14pt" style:font-weight-asian="normal" style:font-size-complex="14pt" style:font-weight-complex="normal"/>
    </style:style>
    <style:style style:name="T11" style:family="text">
      <style:text-properties style:text-position="sub 58%" style:text-underline-style="none" fo:font-weight="normal" style:font-weight-asian="normal" style:font-weight-complex="normal"/>
    </style:style>
    <style:style style:name="T12" style:family="text">
      <style:text-properties style:text-position="sub 58%" style:font-name="Liberation Serif1" style:text-underline-style="none" fo:font-weight="normal" style:font-name-asian="Liberation Serif1" style:font-weight-asian="normal" style:font-name-complex="Liberation Serif1" style:font-weight-complex="normal"/>
    </style:style>
    <style:style style:name="T13" style:family="text">
      <style:text-properties fo:color="#c9211e" style:text-underline-style="none"/>
    </style:style>
    <style:style style:name="T14" style:family="text">
      <style:text-properties style:text-underline-style="none"/>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1cf62b" style:font-weight-asian="normal" style:font-weight-complex="normal"/>
    </style:style>
    <style:style style:name="T17" style:family="text">
      <style:text-properties style:text-underline-style="none" fo:font-weight="normal" officeooo:rsid="002057ec" style:font-weight-asian="normal" style:font-weight-complex="normal"/>
    </style:style>
    <style:style style:name="T18" style:family="text">
      <style:text-properties style:text-underline-style="none" fo:font-weight="normal" officeooo:rsid="0023e3ad" style:font-weight-asian="normal" style:font-weight-complex="normal"/>
    </style:style>
    <style:style style:name="T19" style:family="text">
      <style:text-properties style:text-underline-style="none" fo:font-weight="normal" officeooo:rsid="002f5c4c" style:font-weight-asian="normal" style:font-weight-complex="normal"/>
    </style:style>
    <style:style style:name="T20" style:family="text">
      <style:text-properties officeooo:rsid="001c4fda"/>
    </style:style>
    <style:style style:name="T21" style:family="text">
      <style:text-properties style:font-name="Liberation Serif1" style:text-underline-style="none" fo:font-weight="normal" style:font-name-asian="Liberation Serif1" style:font-weight-asian="normal" style:font-name-complex="Liberation Serif1" style:font-weight-complex="normal"/>
    </style:style>
    <style:style style:name="T22" style:family="text">
      <style:text-properties style:font-name="Liberation Serif1" style:text-underline-style="none" fo:font-weight="normal" officeooo:rsid="002057ec" style:font-name-asian="Liberation Serif1" style:font-weight-asian="normal" style:font-name-complex="Liberation Serif1" style:font-weight-complex="normal"/>
    </style:style>
    <style:style style:name="T23" style:family="text">
      <style:text-properties style:font-name="Liberation Serif" style:text-underline-style="none" fo:font-weight="normal" officeooo:rsid="002057ec" style:font-name-asian="Noto Serif CJK SC" style:font-weight-asian="normal" style:font-name-complex="FreeSans" style:font-weight-complex="normal"/>
    </style:style>
    <style:style style:name="T24" style:family="text">
      <style:text-properties officeooo:rsid="0023e3ad"/>
    </style:style>
    <style:style style:name="T25" style:family="text">
      <style:text-properties officeooo:rsid="00254187"/>
    </style:style>
    <style:style style:name="T26" style:family="text">
      <style:text-properties officeooo:rsid="0028d7d6"/>
    </style:style>
    <style:style style:name="T27" style:family="text">
      <style:text-properties officeooo:rsid="00358ee9"/>
    </style:style>
    <style:style style:name="T28" style:family="text">
      <style:text-properties officeooo:rsid="003751ca"/>
    </style:style>
    <style:style style:name="T29" style:family="text">
      <style:text-properties fo:font-weight="bold" style:font-weight-asian="bold" style:font-weight-complex="bold"/>
    </style:style>
    <style:style style:name="T30" style:family="text">
      <style:text-properties style:text-line-through-style="none" style:text-line-through-type="none"/>
    </style:style>
    <style:style style:name="T31" style:family="text">
      <style:text-properties style:text-line-through-style="none" style:text-line-through-type="none" officeooo:rsid="0041f97b"/>
    </style:style>
    <style:style style:name="T32" style:family="text">
      <style:text-properties style:text-line-through-style="solid" style:text-line-through-type="single"/>
    </style:style>
    <style:style style:name="T33" style:family="text">
      <style:text-properties style:text-line-through-style="solid" style:text-line-through-type="single" fo:font-style="normal" style:font-style-asian="normal" style:font-style-complex="normal"/>
    </style:style>
    <style:style style:name="T34" style:family="text">
      <style:text-properties officeooo:rsid="003cc78b"/>
    </style:style>
    <style:style style:name="T35" style:family="text">
      <style:text-properties officeooo:rsid="0041f97b"/>
    </style:style>
    <style:style style:name="T36" style:family="text">
      <style:text-properties officeooo:rsid="001cd62c" style:font-size-asian="12.25pt"/>
    </style:style>
    <style:style style:name="T37" style:family="text">
      <style:text-properties fo:font-style="italic" officeooo:rsid="001d6ddf" style:font-size-asian="12.25pt" style:font-style-asian="italic" style:font-style-complex="italic"/>
    </style:style>
    <style:style style:name="T38" style:family="text">
      <style:text-properties fo:font-style="italic" officeooo:rsid="001cd62c" style:font-size-asian="12.25pt" style:font-style-asian="italic" style:font-style-complex="italic"/>
    </style:style>
    <style:style style:name="T39" style:family="text">
      <style:text-properties fo:font-style="normal" style:font-size-asian="12.25pt" style:font-style-asian="normal" style:font-style-complex="normal"/>
    </style:style>
    <style:style style:name="T40" style:family="text">
      <style:text-properties fo:font-style="normal" officeooo:rsid="001d6ddf" style:font-size-asian="12.25pt" style:font-style-asian="normal" style:font-style-complex="normal"/>
    </style:style>
    <style:style style:name="T41" style:family="text">
      <style:text-properties fo:font-style="normal" style:font-style-asian="normal" style:font-style-complex="normal"/>
    </style:style>
    <style:style style:name="T42" style:family="text">
      <style:text-properties fo:font-style="normal" officeooo:rsid="003af35b" style:font-style-asian="normal" style:font-style-complex="normal"/>
    </style:style>
    <style:style style:name="T43" style:family="text">
      <style:text-properties officeooo:rsid="004b7eaf"/>
    </style:style>
    <style:style style:name="T44" style:family="text">
      <style:text-properties officeooo:rsid="004ea81a"/>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tab/><text:tab/><text:span text:style-name="T9">Notes CM Eco2</text:span></text:p>
      <text:p text:style-name="P1"/>
      <text:p text:style-name="P2">Cours 1 :</text:p>
      <text:list xml:id="list1981524830" text:style-name="L1">
        <text:list-item>
          <text:p text:style-name="P13">S.14 : p = prix ; D = demande ; O = Offre ; p* = prix d’équilibre ; E = équilibre ; Q = quantité ; Q* = quantité d’équilibre<text:tab/></text:p>
          <text:list>
            <text:list-item>
              <text:p text:style-name="P12"><text:span text:style-name="T2">3</text:span><text:span text:style-name="T5">e</text:span><text:span text:style-name="T2"> graphique : p* n’est plus le prix d’équilibre car il y a eu un excès de la demande de bien. Pour satisfaire leur demande, certains ménages sont prêts à accepter une hausse des prix. Ce qui provoque une augmentation des/du prix. Les ménages réduisent leurs quantités demandées et ce mécanisme continue jusqu’à ce que le marché s’équilibre.</text:span></text:p>
            </text:list-item>
          </text:list>
        </text:list-item>
        <text:list-item>
          <text:p text:style-name="P18"><text:span text:style-name="T2">S.</text:span><text:span text:style-name="T1">16 : W (wedge) = masse salariale ; w = salaire nominal moyen (taux de salaire nominal)</text:span></text:p>
          <text:list>
            <text:list-item>
              <text:p text:style-name="P19">Le revenu des ménages c’est le revenu national</text:p>
            </text:list-item>
            <text:list-item>
              <text:p text:style-name="P20">Les ménages épargnent mais n’investissent pas alors que les entreprises investissent mais n’épargnent pas.</text:p>
            </text:list-item>
          </text:list>
        </text:list-item>
        <text:list-item>
          <text:p text:style-name="P17">S.17 : G = gouvernement ; T = taxes</text:p>
        </text:list-item>
        <text:list-item>
          <text:p text:style-name="P21"><text:span text:style-name="T3">S.18 : PIB</text:span><text:span text:style-name="T10">valeur</text:span><text:span text:style-name="T7">= p</text:span><text:span text:style-name="T10">0</text:span><text:span text:style-name="T7">*Q</text:span><text:span text:style-name="T10">0</text:span><text:span text:style-name="T7"> en t=0 </text:span></text:p>
          <text:list>
            <text:list-item>
              <text:p text:style-name="P22"><text:span text:style-name="T7">PIB</text:span><text:span text:style-name="T10">volume réel</text:span><text:span text:style-name="T7"> = Q</text:span><text:span text:style-name="T10">0</text:span><text:span text:style-name="T7"> (ne prend pas en compte des prix donc de l’inflation entre autres)</text:span></text:p>
            </text:list-item>
            <text:list-item>
              <text:p text:style-name="P24">Différences entre les variables en volume (que la quantité) et celles en valeur (produit entre quantité et prix)</text:p>
            </text:list-item>
            <text:list-item>
              <text:p text:style-name="P24">La plupart du temps on étudie en volume, mais il faut tjrs se poser la question entre volume et valeur</text:p>
            </text:list-item>
          </text:list>
        </text:list-item>
        <text:list-item>
          <text:p text:style-name="P25">S.19 : identité comptable : PIB nécessairement égal au Revenu nécessairement égal au Dépense</text:p>
          <text:list>
            <text:list-item>
              <text:p text:style-name="P26">Flux monétaires et de biens</text:p>
            </text:list-item>
          </text:list>
        </text:list-item>
        <text:list-item>
          <text:p text:style-name="P26">S.21 : contrairement à la S.19, il n’y a que les flux monétaires</text:p>
          <text:list>
            <text:list-item>
              <text:p text:style-name="P27">Même principe que la S.19 en plus développé</text:p>
            </text:list-item>
            <text:list-item>
              <text:p text:style-name="P28">R (revenu national) est déversé en tant que salaires aux ménages</text:p>
            </text:list-item>
            <text:list-item>
              <text:p text:style-name="P29"><text:span text:style-name="T14">Le plus important c’est les </text:span><text:span text:style-name="T13">identités comptables</text:span></text:p>
            </text:list-item>
            <text:list-item>
              <text:p text:style-name="P23"><text:span text:style-name="T7">Des 3 premières identités comptables on en déduit la </text:span><text:span text:style-name="T8">4</text:span><text:span text:style-name="T6">e</text:span><text:span text:style-name="T7"> </text:span></text:p>
            </text:list-item>
          </text:list>
        </text:list-item>
        <text:list-item>
          <text:p text:style-name="P30">2 représentations différentes de la macroéconomie :</text:p>
          <text:list>
            <text:list-item>
              <text:p text:style-name="P30">la théorie keynésienne : celle que le prof soutient</text:p>
            </text:list-item>
            <text:list-item>
              <text:p text:style-name="P30">la théorie néoclassique </text:p>
            </text:list-item>
          </text:list>
        </text:list-item>
      </text:list>
      <text:p text:style-name="P5"/>
      <text:p text:style-name="P7">Cours <text:span text:style-name="T20">2</text:span> : <text:span text:style-name="T35">La macroéconomie selon la théorie classique</text:span></text:p>
      <text:p text:style-name="P6"/>
      <text:list xml:id="list3733627037" text:style-name="L2">
        <text:list-item>
          <text:p text:style-name="P31"><text:span text:style-name="T24">S.1-5 : </text:span>Classique = néoclassique</text:p>
        </text:list-item>
        <text:list-item>
          <text:p text:style-name="P35"><text:span text:style-name="T15">Production d’une entreprise = </text:span><text:span text:style-name="T16">OG : </text:span><text:span text:style-name="T15">Offre Globale de l’entreprise</text:span></text:p>
        </text:list-item>
        <text:list-item>
          <text:p text:style-name="P33">Modèle classique (modèle d’offre) : </text:p>
          <text:list>
            <text:list-item>
              <text:p text:style-name="P32">Fonction de production : y = F (N,K|) </text:p>
            </text:list-item>
            <text:list-item>
              <text:p text:style-name="P31">demande globale / l’ensemble des biens demandés dans l’économie, soit DG = C + I (+ G)</text:p>
              <text:list>
                <text:list-item>
                  <text:p text:style-name="P31">C : dépense de consommation (ménages)</text:p>
                </text:list-item>
                <text:list-item>
                  <text:p text:style-name="P31">I : dépense d’investissement (entreprise)</text:p>
                </text:list-item>
                <text:list-item>
                  <text:p text:style-name="P31"><text:soft-page-break/>G : dépense publique (état)</text:p>
                </text:list-item>
              </text:list>
            </text:list-item>
            <text:list-item>
              <text:p text:style-name="P33">Production =&gt; Demande de bien ; OG =&gt; DG</text:p>
            </text:list-item>
          </text:list>
        </text:list-item>
        <text:list-item>
          <text:p text:style-name="P33">Modèle Keynes (modèle de demande) :</text:p>
          <text:list>
            <text:list-item>
              <text:p text:style-name="P33">Demande de bien =&gt; Production ; DG =&gt; OG</text:p>
            </text:list-item>
          </text:list>
        </text:list-item>
        <text:list-item>
          <text:p text:style-name="P34">La barre au-dessus d’une variable =&gt; variable exogène</text:p>
        </text:list-item>
        <text:list-item>
          <text:p text:style-name="P36"><text:span text:style-name="T18">S.7-9 : </text:span><text:span text:style-name="T15">Pm</text:span><text:span text:style-name="T11">N</text:span><text:span text:style-name="T15"> = Productivité marginale du travail = quantité supplémentaire de production réalisée à l’aide d’une unité supplémentaire de travail (avec K donné)</text:span></text:p>
          <text:list>
            <text:list-item>
              <text:p text:style-name="P36"><text:span text:style-name="T15">Pm</text:span><text:span text:style-name="T11">N</text:span><text:span text:style-name="T15"> positive </text:span><text:span text:style-name="T17">=</text:span><text:span text:style-name="T15">N</text:span><text:span text:style-name="T22">↑</text:span><text:span text:style-name="T23"> (= niveau d’emploi / quantité de travail augmente) =&gt; Y</text:span><text:span text:style-name="T22">↑ (= production augmente)</text:span></text:p>
            </text:list-item>
            <text:list-item>
              <text:p text:style-name="P37"><text:span text:style-name="T21">Pm</text:span><text:span text:style-name="T12">N</text:span><text:span text:style-name="T21"> décroissante = Chaque nouvel embauché ajoute moins à la production que le précédent ; CT (= dépense de consommation * taux d’imposition) =&gt; K donné (=stock de capital donné) </text:span></text:p>
              <text:list>
                <text:list-item>
                  <text:p text:style-name="P38">=&gt; ↓K/N (=intensité capitalistique) lorsque N↑</text:p>
                </text:list-item>
              </text:list>
            </text:list-item>
          </text:list>
        </text:list-item>
        <text:list-item>
          <text:p text:style-name="P38">F’(N) : c’est la pente de la tangente fonction au point N</text:p>
          <text:list>
            <text:list-item>
              <text:p text:style-name="P39">C’est ce que rapporte l’embauche d’un travailleur supplémentaire</text:p>
            </text:list-item>
          </text:list>
        </text:list-item>
        <text:list-item>
          <text:p text:style-name="P38"><text:span text:style-name="T24">S.11-12 : </text:span>L’objectif d’une entreprise est de maximiser ses profis ; Plus y a d’embauchés, plus y a de coûts, plus la production est haute mais le revenu n’est pas au max</text:p>
        </text:list-item>
        <text:list-item>
          <text:p text:style-name="P38">On ne parle JAMAIS d’offre et de demande d’emploi</text:p>
          <text:list>
            <text:list-item>
              <text:p text:style-name="P38">On parle de demande de travail des entreprises et d’offre de travail des ménages</text:p>
            </text:list-item>
          </text:list>
        </text:list-item>
        <text:list-item>
          <text:p text:style-name="P38">w/p = pouvoir d’achat = salaire réel</text:p>
          <text:list>
            <text:list-item>
              <text:p text:style-name="P38">w : salaire nominal</text:p>
            </text:list-item>
            <text:list-item>
              <text:p text:style-name="P38">p = niveau général des prix = taux d’inflation</text:p>
            </text:list-item>
            <text:list-item>
              <text:p text:style-name="P40">L’important avec le salaire c’est pas cb on est payé mais qu’est-ce qu’on peut acheté avec notre salaire ; l’important c’est le pouvoir d’achat</text:p>
            </text:list-item>
          </text:list>
        </text:list-item>
        <text:list-item>
          <text:p text:style-name="P40">*<text:span text:style-name="T25">variable = variable optimisée/maximale</text:span></text:p>
        </text:list-item>
        <text:list-item>
          <text:p text:style-name="P41"><text:span text:style-name="T26">S.16 : </text:span>Objectif de maximisation du profit =&gt; demande de travail</text:p>
        </text:list-item>
        <text:list-item>
          <text:p text:style-name="P41">La courbe de travail pourrait se déplacer vers la droite si y a un changement sur le capital ou le progrès technique</text:p>
        </text:list-item>
        <text:list-item>
          <text:p text:style-name="P42">Les ménages cherchent à maximiser leur utilité</text:p>
        </text:list-item>
        <text:list-item>
          <text:p text:style-name="P43">Si la demande de travail augmente, il y a plus de concurrence entre les ménages, donc le salaire diminue</text:p>
          <text:list>
            <text:list-item>
              <text:p text:style-name="P43">Les travailleurs sont price takers (=ils s’adaptent aux prix du marché)</text:p>
            </text:list-item>
          </text:list>
        </text:list-item>
        <text:list-item>
          <text:p text:style-name="P43">N<text:span text:style-name="T4">d</text:span> = demande de travail</text:p>
        </text:list-item>
        <text:list-item>
          <text:p text:style-name="P43">N<text:span text:style-name="T4">s</text:span> = offre du travail</text:p>
        </text:list-item>
        <text:list-item>
          <text:p text:style-name="P44">Si w/p &lt; E (= équilibre), excès de demande</text:p>
        </text:list-item>
        <text:list-item>
          <text:p text:style-name="P44">Si w/p &gt; E, excès d’offre</text:p>
        </text:list-item>
      </text:list>
      <text:p text:style-name="P8">S.19</text:p>
      <text:p text:style-name="P8"/>
      <text:p text:style-name="P10">Cours 3 :</text:p>
      <text:p text:style-name="P9"/>
      <text:list xml:id="list4003313107" text:style-name="L3">
        <text:list-item>
          <text:p text:style-name="P45">Hypothèse : </text:p>
          <text:list>
            <text:list-item>
              <text:p text:style-name="P45">Dire que le marché du travail est concurrentiel c’est dire que la demande et l’offre du travail essaient de se calibrer en 1 point : le plein </text:p>
            </text:list-item>
          </text:list>
        </text:list-item>
        <text:list-item>
          <text:p text:style-name="P49"><text:soft-page-break/><text:span text:style-name="T15">S.20 : </text:span><text:span text:style-name="T19">(toujours théorie classique ; modèle d’offre) </text:span><text:span text:style-name="T15">S’il y a du chômage involontaire, on est plus en concurrence parfaite : les travailleurs peuvent fixer un salaire réel supérieur à l’équilibre concurrentiel</text:span></text:p>
          <text:list>
            <text:list-item>
              <text:p text:style-name="P45">Chômages involontaires &lt;=&gt; rigidités du marché du travail</text:p>
            </text:list-item>
            <text:list-item>
              <text:p text:style-name="P49"><text:span text:style-name="T15">Les lois actuelles (ex : la loi El Khomri </text:span><text:span text:style-name="T19">et les ordonnances Macron</text:span><text:span text:style-name="T15"> ) ont pour but de diminuer le chômage et de rendre plus flexible le marché du travail</text:span></text:p>
            </text:list-item>
          </text:list>
        </text:list-item>
        <text:list-item>
          <text:p text:style-name="P46">Exemples de causes de chômages :</text:p>
          <text:list>
            <text:list-item>
              <text:p text:style-name="P46">La création d’un salaire minimum par exemple permet de lutter contre la pauvreté/l’exploitation au travail mais il crée en général du chômage car on peut se permettre de ne pas travailler. Contre-exemple : en All, la mise en place d’un salaire minimum par Angela Merkel n’a pas vraiment créé de chômage</text:p>
            </text:list-item>
            <text:list-item>
              <text:p text:style-name="P46">Des syndicats très influents arrivent à négocier des salaires suffisants</text:p>
            </text:list-item>
          </text:list>
        </text:list-item>
        <text:list-item>
          <text:p text:style-name="P47">Absence d’illusion monétaire : les agents raisonnent sur les grandeurs réelles car ils ont conscience de l’inflation) =&gt; raisonner sur r = taux d’intérêt réel (mais on raisonne généralement avec une inflation nulle) =&gt; il est identique de raisonner sur r ou sur i = taux d’intérêt nominal</text:p>
        </text:list-item>
        <text:list-item>
          <text:p text:style-name="P47">L’épargne (S) des ménages = argent non consommé</text:p>
          <text:list>
            <text:list-item>
              <text:p text:style-name="P47">Ce n’est pas = à l’argent placé</text:p>
            </text:list-item>
            <text:list-item>
              <text:p text:style-name="P47">S thésaurisée = l’épargne garder en monnaie</text:p>
              <text:list>
                <text:list-item>
                  <text:p text:style-name="P47">Des individus qui essaient e maximiser leur utilité veulent maximiser leurs revenus. Pour cela, il peuvent soit thésauriser soit placer. Pour les classiques, il n’est pas raisonnable de thésauriser car l’épargne thésaurisé n’apporte rien en plus alors que l’épargne placé permet d’augmenter son pouvoir d’achat sur les années suivantes</text:p>
                </text:list-item>
              </text:list>
            </text:list-item>
          </text:list>
        </text:list-item>
        <text:list-item>
          <text:p text:style-name="P48">S.29 : Y = revenu ; r = taux d’intérêt</text:p>
        </text:list-item>
        <text:list-item>
          <text:p text:style-name="P14"><text:span text:style-name="T27">S.40 </text:span>Fonctionnement concurrentiel du marché des fonds prêtables, qui permet d<text:span text:style-name="T28">e</text:span> fixer les r* qui rend compatible la décision d’épargner des <text:span text:style-name="T27">ménages</text:span></text:p>
        </text:list-item>
        <text:list-item>
          <text:p text:style-name="P14"/>
          <text:p text:style-name="P14"/>
        </text:list-item>
        <text:list-item>
          <text:p text:style-name="P14">S.48 : Si le marché est concurrentiel (on suppose qu’il l’est)</text:p>
        </text:list-item>
        <text:list-item>
          <text:p text:style-name="P14">S.51 : Les revenus ont baissés =&gt; la demande de fonds prêtables a diminué </text:p>
          <text:list>
            <text:list-item>
              <text:p text:style-name="P14">DG s’ajuste à OG en fonction de la flexibilité de r</text:p>
            </text:list-item>
            <text:list-item>
              <text:p text:style-name="P14">l’État arrive <text:span text:style-name="T43">à</text:span> lutter contre le chômage en rendant le marché du travail concurrentiel</text:p>
              <text:list>
                <text:list-item>
                  <text:p text:style-name="P14">Marché du travail concurrentiel =&gt; baisse du salaire réel et augmentation du niveau de travail</text:p>
                </text:list-item>
              </text:list>
            </text:list-item>
          </text:list>
        </text:list-item>
        <text:list-item>
          <text:p text:style-name="P14">Au plein emploi : si l’offre est 3000, la demande de bien est de 3000</text:p>
          <text:list>
            <text:list-item>
              <text:p text:style-name="P14">Alors que si l’offre est de 2000, la demande de bien est d’aussi 2000</text:p>
            </text:list-item>
            <text:list-item>
              <text:p text:style-name="P14">La demande s’ajuste à l’offre =&gt; modèle d’offre</text:p>
            </text:list-item>
          </text:list>
        </text:list-item>
        <text:list-item>
          <text:p text:style-name="P15">S.53 : « on ne peut pas dire ↑I ⇒ ↑S car I r ne <text:span text:style-name="T29">dépend pas de I</text:span> » ; « on ne peut pas dire ↑S ⇒ ↑I car S Y, r ne <text:span text:style-name="T29">dépend pas de S</text:span> »</text:p>
        </text:list-item>
        <text:list-item>
          <text:p text:style-name="P16">Erreur à ne pas faire : Si N baisse =&gt; Y baisse =&gt; S baisse car S = (Y<text:span text:style-name="T34">+</text:span>,r<text:span text:style-name="T34">+</text:span>)</text:p>
          <text:list>
            <text:list-item>
              <text:p text:style-name="P16">=&gt; <text:span text:style-name="T32">I baisse car I = S (Id C)</text:span></text:p>
            </text:list-item>
            <text:list-item>
              <text:p text:style-name="P50">=&gt; excès de dem de fonds prêtables =&gt; r augmente =&gt; I baisse car I(r)</text:p>
            </text:list-item>
          </text:list>
        </text:list-item>
        <text:list-item>
          <text:p text:style-name="P51"><text:soft-page-break/>S.54 : les économistes classiques disent qu’il faut une politique qui favorise l’épargne</text:p>
        </text:list-item>
      </text:list>
      <text:p text:style-name="P11"/>
      <text:p text:style-name="P3"><text:span text:style-name="T30">Cours 3 : </text:span><text:span text:style-name="T31">La macroéconomie selon la théorie keynésienne</text:span></text:p>
      <text:p text:style-name="P4"/>
      <text:list xml:id="list124603134944721" text:continue-numbering="true" text:style-name="L3">
        <text:list-item>
          <text:p text:style-name="P52">Ce sont les entreprises qui investissent ; les ménages épargnent</text:p>
        </text:list-item>
        <text:list-item>
          <text:p text:style-name="P53">S.11 : <text:span text:style-name="T32">« I peut être très instable »</text:span> « I<text:span text:style-name="T38">̅</text:span><text:span text:style-name="T36"> </text:span><text:span text:style-name="T37"><text:s/></text:span><text:span text:style-name="T40"><text:s/></text:span><text:span text:style-name="T39">et donc I peuvent être très instable »</text:span></text:p>
        </text:list-item>
        <text:list-item>
          <text:p text:style-name="P55">S.28 : Keynes (modèle de demande) :</text:p>
          <text:list>
            <text:list-item>
              <text:p text:style-name="P55">C + I =&gt; Y=F(N,K₎</text:p>
            </text:list-item>
            <text:list-item>
              <text:p text:style-name="P55">=&gt; : principe de demande effective ; effet multiplicateur</text:p>
            </text:list-item>
            <text:list-item>
              <text:p text:style-name="P55">DG =&gt; OG</text:p>
            </text:list-item>
          </text:list>
        </text:list-item>
        <text:list-item>
          <text:p text:style-name="P55">S.29 : Ne pas inventer des fonctions qui n’existent pas </text:p>
          <text:list>
            <text:list-item>
              <text:p text:style-name="P55">exemple : I(e,r) = I_ - b.r</text:p>
              <text:list>
                <text:list-item>
                  <text:p text:style-name="P54"><text:span text:style-name="T39">R</text:span><text:span text:style-name="T42">↑ </text:span><text:span text:style-name="T41">=&gt; I</text:span><text:span text:style-name="T42">↑ </text:span><text:span text:style-name="T33">car I = I(R)</text:span><text:span text:style-name="T41"> ← inventé : la seule fonction est : I(e,r)<text:tab/></text:span></text:p>
                </text:list-item>
              </text:list>
            </text:list-item>
          </text:list>
          <text:p text:style-name="P56"/>
        </text:list-item>
        <text:list-item>
          <text:p text:style-name="P56">1ER TD : Exo 3.6 </text:p>
          <text:list>
            <text:list-item>
              <text:p text:style-name="P56">a) Paradoxe de l’épargne : diapo 33</text:p>
            </text:list-item>
            <text:list-item>
              <text:p text:style-name="P56"><text:span text:style-name="T44">à partir du b</text:span>) <text:span text:style-name="T44">pour tout l’exo : </text:span>Diapo 23</text:p>
              <text:list>
                <text:list-item>
                  <text:p text:style-name="P57">Entrepreneurs + optimistes =&gt; choc d’investissements positif</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1-17T15:58:34.203088702</meta:creation-date>
    <dc:date>2020-03-20T12:46:02.634119026</dc:date>
    <meta:editing-duration>PT3H28M51S</meta:editing-duration>
    <meta:editing-cycles>40</meta:editing-cycles>
    <meta:generator>LibreOffice/6.4.1.2$Linux_X86_64 LibreOffice_project/e1ad903d8acbc5f5b474f1d8ec3defef24b8c46b</meta:generator>
    <meta:document-statistic meta:table-count="0" meta:image-count="0" meta:object-count="0" meta:page-count="4" meta:paragraph-count="105" meta:word-count="1428" meta:character-count="7472" meta:non-whitespace-character-count="6224"/>
  </office:meta>
</office:document-meta>
</file>